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parent-style-name="156" style:master-page-name="MasterPage2" style:family="paragraph" style:name="P37">
      <style:text-properties fo:font-family="Ubuntu"/>
      <style:paragraph-properties/>
    </style:style>
    <style:style style:family="text" style:name="T16">
      <style:text-properties fo:font-family="Ubuntu"/>
    </style:style>
    <style:style style:parent-style-name="151" style:list-style-name="WWNum1" style:family="paragraph" style:name="P38">
      <style:text-properties fo:font-family="Ubuntu" fo:font-weight="bold"/>
      <style:paragraph-properties/>
    </style:style>
    <style:style style:family="text" style:name="T17">
      <style:text-properties fo:font-family="Ubuntu" fo:font-weight="bold"/>
    </style:style>
    <style:style style:family="text" style:name="T18">
      <style:text-properties fo:font-family="Ubuntu" fo:font-weight="normal"/>
    </style:style>
    <style:style style:family="text" style:name="T19">
      <style:text-properties fo:font-family="Ubuntu" fo:font-weight="normal"/>
    </style:style>
    <style:style style:family="text" style:name="T20">
      <style:text-properties fo:font-family="Ubuntu" fo:font-weight="normal"/>
    </style:style>
    <style:style style:family="text" style:name="T21">
      <style:text-properties fo:font-family="Ubuntu" fo:font-weight="normal"/>
    </style:style>
    <style:style style:family="text" style:name="T22">
      <style:text-properties fo:font-family="Ubuntu" fo:font-weight="normal"/>
    </style:style>
    <style:style style:family="text" style:name="T23">
      <style:text-properties fo:font-family="Ubuntu" fo:font-weight="normal"/>
    </style:style>
    <style:style style:parent-style-name="151" style:family="paragraph" style:name="P39">
      <style:text-properties fo:font-family="Ubuntu" fo:font-weight="bold"/>
      <style:paragraph-properties fo:text-align="center"/>
    </style:style>
    <style:style style:family="text" style:name="T24">
      <style:text-properties fo:font-family="Ubuntu" fo:font-weight="normal"/>
    </style:style>
    <style:style style:family="text" style:name="T25">
      <style:text-properties fo:font-family="Ubuntu" fo:font-weight="normal"/>
    </style:style>
    <style:style style:family="text" style:name="T26">
      <style:text-properties fo:font-family="Ubuntu" fo:font-weight="normal"/>
    </style:style>
    <style:style style:parent-style-name="151" style:family="paragraph" style:name="P40">
      <style:text-properties fo:font-family="Ubuntu" fo:font-weight="bold"/>
      <style:paragraph-properties fo:text-align="center"/>
    </style:style>
    <style:style style:family="text" style:name="T27">
      <style:text-properties fo:font-family="Ubuntu" fo:font-weight="normal"/>
    </style:style>
    <style:style style:family="text" style:name="T28">
      <style:text-properties fo:font-family="Ubuntu" fo:font-weight="normal"/>
    </style:style>
    <style:style style:parent-style-name="151" style:family="paragraph" style:name="P41">
      <style:text-properties fo:font-family="Ubuntu" fo:font-weight="bold"/>
      <style:paragraph-properties fo:text-align="center"/>
    </style:style>
    <style:style style:family="text" style:name="T29">
      <style:text-properties fo:font-family="Ubuntu" fo:font-weight="normal"/>
    </style:style>
    <style:style style:family="text" style:name="T30">
      <style:text-properties fo:font-family="Ubuntu" fo:font-weight="normal"/>
    </style:style>
    <style:style style:family="text" style:name="T31">
      <style:text-properties fo:font-family="Ubuntu" fo:font-weight="normal"/>
    </style:style>
    <style:style style:parent-style-name="151" style:family="paragraph" style:name="P42">
      <style:text-properties fo:font-family="Ubuntu" fo:font-weight="normal"/>
      <style:paragraph-properties fo:text-align="center"/>
    </style:style>
    <style:style style:family="text" style:name="T32">
      <style:text-properties fo:font-family="Ubuntu" fo:font-weight="normal"/>
    </style:style>
    <style:style style:parent-style-name="151" style:family="paragraph" style:name="P43">
      <style:text-properties fo:font-family="Ubuntu" fo:font-weight="bold"/>
      <style:paragraph-properties fo:text-align="center"/>
    </style:style>
    <style:style style:family="text" style:name="T33">
      <style:text-properties fo:font-family="Ubuntu" fo:font-weight="normal"/>
    </style:style>
    <style:style style:family="text" style:name="T34">
      <style:text-properties fo:font-family="Ubuntu" fo:font-weight="normal"/>
    </style:style>
    <style:style style:parent-style-name="151" style:family="paragraph" style:name="P44">
      <style:text-properties fo:font-family="Ubuntu" fo:font-weight="bold"/>
      <style:paragraph-properties fo:text-align="center"/>
    </style:style>
    <style:style style:family="text" style:name="T35">
      <style:text-properties fo:font-family="Ubuntu" fo:font-weight="normal"/>
    </style:style>
    <style:style style:family="text" style:name="T36">
      <style:text-properties fo:font-family="Ubuntu" fo:font-weight="normal"/>
    </style:style>
    <style:style style:family="text" style:name="T37">
      <style:text-properties fo:font-family="Ubuntu" fo:font-weight="normal"/>
    </style:style>
    <style:style style:parent-style-name="151" style:family="paragraph" style:name="P45">
      <style:text-properties fo:font-family="Ubuntu" fo:font-weight="bold"/>
      <style:paragraph-properties fo:text-align="center"/>
    </style:style>
    <style:style style:family="text" style:name="T38">
      <style:text-properties fo:font-family="Ubuntu" fo:font-weight="bold"/>
    </style:style>
    <style:style style:family="text" style:name="T39">
      <style:text-properties fo:font-family="Ubuntu" fo:font-weight="normal"/>
    </style:style>
    <style:style style:family="text" style:name="T40">
      <style:text-properties fo:font-family="Ubuntu" fo:font-weight="normal"/>
    </style:style>
    <style:style style:parent-style-name="151" style:family="paragraph" style:name="P46">
      <style:text-properties fo:font-family="Ubuntu" fo:font-weight="bold"/>
      <style:paragraph-properties fo:text-align="center"/>
    </style:style>
    <style:style style:family="text" style:name="T41">
      <style:text-properties fo:font-family="Ubuntu" fo:font-weight="normal"/>
    </style:style>
    <style:style style:family="text" style:name="T42">
      <style:text-properties fo:font-family="Ubuntu" fo:font-weight="normal"/>
    </style:style>
    <style:style style:family="text" style:name="T43">
      <style:text-properties fo:font-family="Ubuntu" fo:font-weight="normal"/>
    </style:style>
    <style:style style:family="text" style:name="T44">
      <style:text-properties fo:font-family="Ubuntu" fo:font-weight="normal"/>
    </style:style>
    <style:style style:family="text" style:name="T45">
      <style:text-properties fo:font-family="Ubuntu" fo:font-weight="normal"/>
    </style:style>
    <style:style style:parent-style-name="151" style:family="paragraph" style:name="P47">
      <style:text-properties fo:font-family="Ubuntu" fo:font-weight="normal"/>
      <style:paragraph-properties fo:text-align="center"/>
    </style:style>
    <style:style style:family="text" style:name="T46">
      <style:text-properties fo:font-family="Ubuntu" fo:font-weight="normal"/>
    </style:style>
    <style:style style:family="text" style:name="T47">
      <style:text-properties style:text-position="33%" fo:font-family="Ubuntu" fo:font-weight="normal"/>
    </style:style>
    <style:style style:family="text" style:name="T48">
      <style:text-properties fo:font-family="Ubuntu" fo:font-weight="normal"/>
    </style:style>
    <style:style style:family="text" style:name="T49">
      <style:text-properties fo:font-family="Ubuntu" fo:font-weight="normal"/>
    </style:style>
    <style:style style:parent-style-name="151" style:family="paragraph" style:name="P48">
      <style:text-properties fo:font-family="Ubuntu" fo:font-weight="bold"/>
      <style:paragraph-properties fo:text-align="center"/>
    </style:style>
    <style:style style:family="text" style:name="T50">
      <style:text-properties fo:font-family="Ubuntu" fo:font-weight="bold"/>
    </style:style>
    <style:style style:family="text" style:name="T51">
      <style:text-properties fo:font-family="Ubuntu" fo:font-weight="normal"/>
    </style:style>
    <style:style style:parent-style-name="151" style:family="paragraph" style:name="P49">
      <style:text-properties fo:font-family="Ubuntu" fo:font-weight="bold"/>
      <style:paragraph-properties fo:text-align="center"/>
    </style:style>
    <style:style style:family="text" style:name="T52">
      <style:text-properties fo:font-family="Ubuntu" fo:font-weight="normal"/>
    </style:style>
    <style:style style:family="text" style:name="T53">
      <style:text-properties fo:font-family="Ubuntu" fo:font-weight="normal"/>
    </style:style>
    <style:style style:family="text" style:name="T54">
      <style:text-properties fo:font-family="Ubuntu" fo:font-weight="normal"/>
    </style:style>
    <style:style style:family="text" style:name="T55">
      <style:text-properties fo:font-family="Ubuntu" fo:font-weight="normal"/>
    </style:style>
    <style:style style:family="text" style:name="T56">
      <style:text-properties fo:font-family="Ubuntu" fo:font-weight="normal"/>
    </style:style>
    <style:style style:parent-style-name="151" style:family="paragraph" style:name="P50">
      <style:text-properties fo:font-family="Ubuntu" fo:font-weight="bold"/>
      <style:paragraph-properties fo:text-align="center"/>
    </style:style>
    <style:style style:family="text" style:name="T57">
      <style:text-properties fo:font-family="Ubuntu" fo:font-weight="normal"/>
    </style:style>
    <style:style style:parent-style-name="151" style:list-style-name="WWNum1" style:family="paragraph" style:name="P51">
      <style:text-properties fo:font-family="Ubuntu" fo:font-weight="bold"/>
      <style:paragraph-properties fo:text-align="center"/>
    </style:style>
    <style:style style:family="text" style:name="T58">
      <style:text-properties fo:font-family="Ubuntu" fo:font-weight="normal"/>
    </style:style>
    <style:style style:family="text" style:name="T59">
      <style:text-properties fo:font-family="Ubuntu" fo:font-weight="normal"/>
    </style:style>
    <style:style style:parent-style-name="151" style:list-style-name="WWNum1" style:family="paragraph" style:name="P52">
      <style:text-properties fo:font-family="Ubuntu" fo:font-weight="bold"/>
      <style:paragraph-properties fo:text-align="center"/>
    </style:style>
    <style:style style:family="text" style:name="T60">
      <style:text-properties fo:font-family="Ubuntu" fo:font-weight="normal"/>
    </style:style>
    <style:style style:parent-style-name="151" style:list-style-name="WWNum1" style:family="paragraph" style:name="P53">
      <style:text-properties fo:font-family="Ubuntu" fo:font-weight="bold"/>
      <style:paragraph-properties fo:text-align="center"/>
    </style:style>
    <style:style style:family="text" style:name="T61">
      <style:text-properties fo:font-family="Ubuntu" fo:font-weight="normal"/>
    </style:style>
    <style:style style:family="text" style:name="T62">
      <style:text-properties fo:font-family="Ubuntu" fo:font-weight="normal"/>
    </style:style>
    <style:style style:parent-style-name="151" style:list-style-name="WWNum1" style:family="paragraph" style:name="P54">
      <style:text-properties fo:font-family="Ubuntu" fo:font-weight="bold"/>
      <style:paragraph-properties fo:text-align="center"/>
    </style:style>
    <style:style style:family="text" style:name="T63">
      <style:text-properties fo:font-family="Ubuntu" fo:font-weight="normal"/>
    </style:style>
    <style:style style:family="text" style:name="T64">
      <style:text-properties fo:font-family="Ubuntu" fo:font-weight="normal"/>
    </style:style>
    <style:style style:parent-style-name="151" style:family="paragraph" style:name="P55">
      <style:text-properties fo:font-family="Ubuntu" fo:font-weight="bold"/>
      <style:paragraph-properties fo:text-align="center"/>
    </style:style>
    <style:style style:family="text" style:name="T65">
      <style:text-properties fo:font-family="Ubuntu" fo:font-weight="normal"/>
    </style:style>
    <style:style style:family="text" style:name="T66">
      <style:text-properties fo:font-family="Ubuntu" fo:font-weight="normal"/>
    </style:style>
    <style:style style:family="text" style:name="T67">
      <style:text-properties style:text-position="33%" fo:font-family="Ubuntu" fo:font-weight="normal"/>
    </style:style>
    <style:style style:family="text" style:name="T68">
      <style:text-properties fo:font-family="Ubuntu" fo:font-weight="normal"/>
    </style:style>
    <style:style style:parent-style-name="151" style:family="paragraph" style:name="P56">
      <style:text-properties fo:font-family="Ubuntu" fo:font-weight="bold"/>
      <style:paragraph-properties fo:text-align="center"/>
    </style:style>
    <style:style style:family="text" style:name="T69">
      <style:text-properties fo:font-family="Ubuntu" fo:font-weight="normal"/>
    </style:style>
    <style:style style:family="text" style:name="T70">
      <style:text-properties fo:font-family="Ubuntu" fo:font-weight="normal"/>
    </style:style>
    <style:style style:family="text" style:name="T71">
      <style:text-properties fo:font-family="Ubuntu" fo:font-weight="normal"/>
    </style:style>
    <style:style style:family="text" style:name="T72">
      <style:text-properties fo:font-family="Ubuntu" fo:font-weight="normal"/>
    </style:style>
    <style:style style:family="text" style:name="T73">
      <style:text-properties fo:font-family="Ubuntu" fo:font-weight="normal"/>
    </style:style>
    <style:style style:family="text" style:name="T74">
      <style:text-properties fo:font-family="Ubuntu" fo:font-weight="normal"/>
    </style:style>
    <style:style style:family="text" style:name="T75">
      <style:text-properties style:text-position="-33%" fo:font-family="Ubuntu" fo:font-weight="normal"/>
    </style:style>
    <style:style style:family="text" style:name="T76">
      <style:text-properties fo:font-family="Ubuntu" fo:font-weight="normal"/>
    </style:style>
    <style:style style:family="text" style:name="T77">
      <style:text-properties style:text-position="-33%" fo:font-family="Ubuntu" fo:font-weight="normal"/>
    </style:style>
    <style:style style:family="text" style:name="T78">
      <style:text-properties style:text-position="33%" fo:font-family="Ubuntu" fo:font-weight="normal"/>
    </style:style>
    <style:style style:family="text" style:name="T79">
      <style:text-properties fo:font-family="Ubuntu" fo:font-weight="normal"/>
    </style:style>
    <style:style style:family="text" style:name="T80">
      <style:text-properties fo:font-family="Ubuntu" fo:font-weight="normal"/>
    </style:style>
    <style:style style:family="text" style:name="T81">
      <style:text-properties style:text-position="-33%" fo:font-family="Ubuntu" fo:font-weight="normal"/>
    </style:style>
    <style:style style:family="text" style:name="T82">
      <style:text-properties fo:font-family="Ubuntu" fo:font-weight="normal"/>
    </style:style>
    <style:style style:family="text" style:name="T83">
      <style:text-properties fo:font-family="Ubuntu" fo:font-weight="normal"/>
    </style:style>
    <style:style style:family="text" style:name="T84">
      <style:text-properties fo:font-family="Ubuntu" fo:font-weight="normal"/>
    </style:style>
    <style:style style:family="text" style:name="T85">
      <style:text-properties style:text-position="-33%" fo:font-family="Ubuntu" fo:font-weight="normal"/>
    </style:style>
    <style:style style:family="text" style:name="T86">
      <style:text-properties style:text-position="33%" fo:font-family="Ubuntu" fo:font-weight="normal"/>
    </style:style>
    <style:style style:parent-style-name="151" style:family="paragraph" style:name="P57">
      <style:text-properties fo:font-family="Ubuntu" fo:font-weight="bold"/>
      <style:paragraph-properties fo:text-align="center"/>
    </style:style>
    <style:style style:family="text" style:name="T87">
      <style:text-properties fo:font-family="Ubuntu" fo:font-weight="normal"/>
    </style:style>
    <style:style style:family="text" style:name="T88">
      <style:text-properties style:text-position="-33%" fo:font-family="Ubuntu" fo:font-weight="normal"/>
    </style:style>
    <style:style style:family="text" style:name="T89">
      <style:text-properties fo:font-family="Ubuntu" fo:font-weight="normal"/>
    </style:style>
    <style:style style:parent-style-name="151" style:family="paragraph" style:name="P58">
      <style:text-properties fo:font-family="Ubuntu" fo:font-weight="bold"/>
      <style:paragraph-properties fo:text-align="center"/>
    </style:style>
    <style:style style:family="text" style:name="T90">
      <style:text-properties fo:font-family="Ubuntu" fo:font-weight="normal"/>
    </style:style>
    <style:style style:family="text" style:name="T91">
      <style:text-properties style:text-position="-33%" fo:font-family="Ubuntu" fo:font-weight="normal"/>
    </style:style>
    <style:style style:family="text" style:name="T92">
      <style:text-properties fo:font-family="Ubuntu" fo:font-weight="normal"/>
    </style:style>
    <style:style style:parent-style-name="151" style:family="paragraph" style:name="P59">
      <style:text-properties fo:font-family="Ubuntu" fo:font-weight="bold"/>
      <style:paragraph-properties fo:text-align="center"/>
    </style:style>
    <style:style style:family="text" style:name="T93">
      <style:text-properties fo:font-family="Ubuntu" fo:font-weight="normal"/>
    </style:style>
    <style:style style:family="text" style:name="T94">
      <style:text-properties style:text-position="-33%" fo:font-family="Ubuntu" fo:font-weight="normal"/>
    </style:style>
    <style:style style:family="text" style:name="T95">
      <style:text-properties fo:font-family="Ubuntu" fo:font-weight="normal"/>
    </style:style>
    <style:style style:family="text" style:name="T96">
      <style:text-properties style:text-position="-33%" fo:font-family="Ubuntu" fo:font-weight="normal"/>
    </style:style>
    <style:style style:family="text" style:name="T97">
      <style:text-properties fo:font-family="Ubuntu" fo:font-weight="normal"/>
    </style:style>
    <style:style style:parent-style-name="151" style:family="paragraph" style:name="P60">
      <style:text-properties fo:font-family="Ubuntu" fo:font-weight="bold"/>
      <style:paragraph-properties fo:text-align="center"/>
    </style:style>
    <style:style style:family="text" style:name="T98">
      <style:text-properties fo:font-family="Ubuntu" fo:font-weight="normal"/>
    </style:style>
    <style:style style:family="text" style:name="T99">
      <style:text-properties style:text-position="-33%" fo:font-family="Ubuntu" fo:font-weight="normal"/>
    </style:style>
    <style:style style:family="text" style:name="T100">
      <style:text-properties fo:font-family="Ubuntu" fo:font-weight="normal"/>
    </style:style>
    <style:style style:family="text" style:name="T101">
      <style:text-properties style:text-position="-33%" fo:font-family="Ubuntu" fo:font-weight="normal"/>
    </style:style>
    <style:style style:family="text" style:name="T102">
      <style:text-properties fo:font-family="Ubuntu" fo:font-weight="normal"/>
    </style:style>
    <style:style style:parent-style-name="151" style:family="paragraph" style:name="P61">
      <style:text-properties fo:font-family="Ubuntu" fo:font-weight="bold"/>
      <style:paragraph-properties fo:text-align="center"/>
    </style:style>
    <style:style style:family="text" style:name="T103">
      <style:text-properties fo:font-family="Ubuntu" fo:font-weight="normal"/>
    </style:style>
    <style:style style:family="text" style:name="T104">
      <style:text-properties fo:font-family="Ubuntu" fo:font-weight="bold"/>
    </style:style>
    <style:style style:family="text" style:name="T105">
      <style:text-properties fo:font-family="Ubuntu" fo:font-weight="normal"/>
    </style:style>
    <style:style style:family="text" style:name="T106">
      <style:text-properties fo:font-family="Ubuntu" fo:font-weight="normal"/>
    </style:style>
    <style:style style:family="text" style:name="T107">
      <style:text-properties fo:font-family="Ubuntu" fo:font-weight="normal"/>
    </style:style>
    <style:style style:family="text" style:name="T108">
      <style:text-properties fo:font-family="Ubuntu" fo:font-weight="normal"/>
    </style:style>
    <style:style style:family="text" style:name="T109">
      <style:text-properties fo:font-family="Ubuntu" fo:font-weight="normal"/>
    </style:style>
    <style:style style:family="text" style:name="T110">
      <style:text-properties fo:font-family="Ubuntu" fo:font-weight="normal"/>
    </style:style>
    <style:style style:family="text" style:name="T111">
      <style:text-properties fo:font-family="Ubuntu" fo:font-weight="normal"/>
    </style:style>
    <style:style style:family="text" style:name="T112">
      <style:text-properties fo:font-family="Ubuntu" fo:font-weight="normal"/>
    </style:style>
    <style:style style:family="text" style:name="T113">
      <style:text-properties fo:font-family="Ubuntu" fo:font-weight="normal"/>
    </style:style>
    <style:style style:family="text" style:name="T114">
      <style:text-properties fo:font-family="Ubuntu" fo:font-weight="normal"/>
    </style:style>
  </office:automatic-styles>
  <office:body>
    <office:text text:use-soft-page-breaks="true">
      <text:p text:style-name="P37"><text:span text:style-name="T16">Vlastná a vzájomná indukčnosť</text:span><text:span/></text:p>
      <text:list text:style-name="WWNum1" text:continue-numbering="true">
        <text:list-item>
          <text:p text:style-name="P38"><text:span text:style-name="T17">Vlastná indukčnosť</text:span><text:span text:style-name="T18"><text:s/><text:s/></text:span><text:span text:style-name="T19">Vlastná indukcia je taká forma elektromagnetickej indukcie. </text:span><text:span text:style-name="T20">Pri ktorej elektromagnetické napätie </text:span><text:span text:style-name="T21">vzniká od vlastného meniaceho sa </text:span><text:span text:style-name="T22">magnetického toku. </text:span><text:span text:style-name="T23">Inak povedané: máme vodič cez ktorý prechádza prúd, mení sa prúd, mení sa magnetický tok a mení sa napätie.</text:span><text:span/></text:p>
        </text:list-item>
      </text:list>
      <text:p text:style-name="P39"><text:span text:style-name="T24">D</text:span><text:span text:style-name="T25">elta Um = N * delta </text:span><text:span text:style-name="T26">I</text:span><text:span/></text:p>
      <text:p text:style-name="P40"><text:span text:style-name="T27">d</text:span><text:span text:style-name="T28">elta fí = delta B * S</text:span><text:span/></text:p>
      <text:p text:style-name="P41"><text:span text:style-name="T29">delta H = (N*</text:span><text:span text:style-name="T30">delta I</text:span><text:span text:style-name="T31">)/l</text:span><text:span/></text:p>
      <text:p text:style-name="P42"><text:span text:style-name="T32">delta H = mí * delta B</text:span><text:span/></text:p>
      <text:p text:style-name="P43"><text:span text:style-name="T33">Do rovnice pre magnetický tok dosadíme </text:span><text:span text:style-name="T34">indukciu cez intenzitu.</text:span><text:span/></text:p>
      <text:p text:style-name="P44"><text:span text:style-name="T35">D</text:span><text:span text:style-name="T36">elta fí = mí * ((N * delta I)/l) * </text:span><text:span text:style-name="T37">S</text:span><text:span/></text:p>
      <text:p text:style-name="P45"><text:span text:style-name="T38">Použijeme prvý indukčný zákon, </text:span><text:span text:style-name="T39">miesto delta fí dosadíme predchádzajucí vzorec, </text:span><text:span text:style-name="T40">a dostaneme takýto vzorec:</text:span><text:span/></text:p>
      <text:p text:style-name="P46"><text:span text:style-name="T41">u</text:span><text:span text:style-name="T42">i = L * </text:span><text:span text:style-name="T43">(</text:span><text:span text:style-name="T44">delta I/delta T</text:span><text:span text:style-name="T45">)</text:span><text:span/></text:p>
      <text:p text:style-name="P47"><text:span text:style-name="T46">kde L = (N</text:span><text:span text:style-name="T47">2</text:span><text:span text:style-name="T48">*mí*S</text:span><text:span text:style-name="T49">)/ l</text:span><text:span/></text:p>
      <text:p text:style-name="P48"><text:span text:style-name="T50">L  indukčnosť </text:span><text:span text:style-name="T51">1 Henry</text:span><text:span/></text:p>
      <text:p text:style-name="P49"><text:span text:style-name="T52">Indukčnosť vyjadruje aké veľké napätie sa indukuje v cievke ak sa zmení prúd ktorý ňou prechádza. </text:span><text:span text:style-name="T53">Pri zapnutí alebo zosilnení prúdu</text:span><text:span text:style-name="T54"> má napätie opačný smer ako prúd. Pri vypnutí alebo zoslabení prúdu má napätie ten istý smer ako prúd. </text:span><text:span text:style-name="T55">Tlmivka je cievka s veľkou indukčnosťou, </text:span><text:span text:style-name="T56">ktorá tlmí indukčnosť prúdu. </text:span><text:span/></text:p>
      <text:p text:style-name="P50"><text:span text:style-name="T57">Vlastná indukčnosť z hľadiska energie je:</text:span><text:span/></text:p>
      <text:list text:style-name="WWNum1" text:continue-numbering="true">
        <text:list-item>
          <text:list>
            <text:list-item>
              <text:p text:style-name="P51"><text:span text:style-name="T58">P</text:span><text:span text:style-name="T59">ríčinou indukcie je zmena magnetického poľa</text:span><text:span/></text:p>
            </text:list-item>
            <text:list-item>
              <text:p text:style-name="P52"><text:span text:style-name="T60">Magnetické pole je nositeľom magnetickej energie</text:span><text:span/></text:p>
            </text:list-item>
            <text:list-item>
              <text:p text:style-name="P53"><text:span text:style-name="T61">Pri zapojení obvodu do zdroja </text:span><text:span text:style-name="T62">sa zo zdroja odčerpá tá časť energie ktorá je potrebná na vytvorenie magnetického poľa</text:span><text:span/></text:p>
            </text:list-item>
            <text:list-item>
              <text:p text:style-name="P54"><text:span text:style-name="T63">P</text:span><text:span text:style-name="T64">re magnetické pole platí zákon zachovania energie</text:span><text:span/></text:p>
            </text:list-item>
          </text:list>
        </text:list-item>
      </text:list>
      <text:p text:style-name="P55"><text:span text:style-name="T65">Energiu (prácu) magnetického poľa počítame tak --&gt; </text:span><text:span text:style-name="T66">W = 0.5 * L * I</text:span><text:span text:style-name="T67">2</text:span><text:span text:style-name="T68"> energiu magnetického poľa.</text:span><text:span/></text:p>
      <text:p text:style-name="P56"><text:span text:style-name="T69"><text:tab/></text:span><text:span text:style-name="T70">Vzájomná indukčnosť sa týka pôsobenia dvoch cievok </text:span><text:span text:style-name="T71">ktoré majú spoločný magnetický tok </text:span><text:span text:style-name="T72">(Každá cievka je súčasťou samostatného obvodu)</text:span><text:span text:style-name="T73">.<text:s text:c="2"/></text:span><text:span text:style-name="T74">Rastom prúdu v jednej cievke sa indukuje napätie v druhej cievke. V prípade, že sa cievky líšia iba počtom závitov<text:s text:c="2"/>L</text:span><text:span text:style-name="T75">1 </text:span><text:span text:style-name="T76">= ((mí * S) / l ) * N</text:span><text:span text:style-name="T77">1</text:span><text:span text:style-name="T78">2</text:span><text:span text:style-name="T79"><text:tab/><text:tab/></text:span><text:span text:style-name="T80">L</text:span><text:span text:style-name="T81">2</text:span><text:span text:style-name="T82"> = </text:span><text:span text:style-name="T83">((mí * S) / l ) * </text:span><text:span text:style-name="T84">N</text:span><text:span text:style-name="T85">2</text:span><text:span text:style-name="T86">2</text:span><text:span/></text:p>
      <text:p text:style-name="P57"><text:span text:style-name="T87">ui</text:span><text:span text:style-name="T88">1</text:span><text:span text:style-name="T89"> = ((delta fí)/(delta t)) * N</text:span><text:span/></text:p>
      <text:p text:style-name="P58"><text:span text:style-name="T90">ui</text:span><text:span text:style-name="T91">2</text:span><text:span text:style-name="T92"> = N</text:span><text:span/></text:p>
      <text:p text:style-name="P59"><text:span text:style-name="T93">ui</text:span><text:span text:style-name="T94">1</text:span><text:span text:style-name="T95">/ui</text:span><text:span text:style-name="T96">2</text:span><text:span text:style-name="T97"> = </text:span><text:span/></text:p>
      <text:p text:style-name="P60"><text:span text:style-name="T98">M = odmocnia(L</text:span><text:span text:style-name="T99">1</text:span><text:span text:style-name="T100">*L</text:span><text:span text:style-name="T101">2</text:span><text:span text:style-name="T102">)</text:span><text:span/></text:p>
      <text:p text:style-name="P61"><text:span text:style-name="T103">Kde </text:span><text:span text:style-name="T104">M</text:span><text:span text:style-name="T105"> je vzájomná indukčnosť a vyjadruje </text:span><text:span text:style-name="T106">pomer medzi napätím </text:span><text:span text:style-name="T107">indukovaným v druhej cievke z závislosti od zmeny prúdu v prvej cievke. </text:span><text:span text:style-name="T108">V prípade že nieje rovnaký tok kde K </text:span><text:span text:style-name="T109">(K je vždy menej než jeden) </text:span><text:span text:style-name="T110">je činiteľ väzby vyjadruje </text:span><text:span text:style-name="T111">aká časť magnetického toku </text:span><text:span text:style-name="T112">prejde z jednej cievky do druhej </text:span><text:span text:style-name="T113">(bez-rozmerné číslo)</text:span><text:span text:style-name="T114">.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styles>
    <style:default-style style:family="paragraph">
      <style:text-properties fo:color="#000000" style:text-position="0% 100%" fo:font-family="Times New Roman" style:font-family-asian="Arial" style:font-family-complex="Arial" fo:font-size="10pt" fo:letter-spacing="0pt"/>
      <style:paragraph-properties fo:line-height="100%" fo:text-align="left" style:tab-stop-distance="35.45pt" fo:margin-left="0cm" fo:margin-right="0cm" fo:text-indent="-0cm" fo:margin-top="0pt" fo:margin-bottom="0pt" fo:background-color="#ffffff" fo:border="none"/>
    </style:default-style>
    <style:default-style style:family="text">
      <style:text-properties fo:color="#000000" style:text-position="0% 100%" fo:font-family="Times New Roman" style:font-family-asian="Arial" style:font-family-complex="Arial" fo:font-size="10pt" fo:letter-spacing="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parent-style-name="148" style:display-name="Heading 1" style:family="paragraph" style:name="11">
      <style:text-properties fo:color="#000000" fo:font-family="Arial" style:font-family-asian="Arial" style:font-family-complex="Arial" fo:font-size="24pt" fo:font-weight="bold"/>
      <style:paragraph-properties fo:margin-top="24pt" fo:margin-bottom="0pt"/>
    </style:style>
    <style:style style:parent-style-name="9" style:display-name="Heading 1 Char" style:family="text" style:name="12">
      <style:text-properties fo:color="#000000" fo:font-family="Arial" style:font-family-asian="Arial" style:font-family-complex="Arial" fo:font-size="24pt" fo:font-weight="bold"/>
    </style:style>
    <style:style style:parent-style-name="148" style:display-name="Heading 2" style:family="paragraph" style:name="13">
      <style:text-properties fo:color="#000000" fo:font-family="Arial" style:font-family-asian="Arial" style:font-family-complex="Arial" fo:font-size="20pt" fo:font-weight="bold"/>
      <style:paragraph-properties fo:margin-top="10pt" fo:margin-bottom="0pt"/>
    </style:style>
    <style:style style:parent-style-name="9" style:display-name="Heading 2 Char" style:family="text" style:name="14">
      <style:text-properties fo:color="#000000" fo:font-family="Arial" style:font-family-asian="Arial" style:font-family-complex="Arial" fo:font-size="20pt" fo:font-weight="bold"/>
    </style:style>
    <style:style style:parent-style-name="148" style:display-name="Heading 3" style:family="paragraph" style:name="15">
      <style:text-properties fo:color="#000000" fo:font-family="Arial" style:font-family-asian="Arial" style:font-family-complex="Arial" fo:font-size="18pt" fo:font-style="italic" fo:font-weight="bold"/>
      <style:paragraph-properties fo:margin-top="10pt" fo:margin-bottom="0pt"/>
    </style:style>
    <style:style style:parent-style-name="9" style:display-name="Heading 3 Char" style:family="text" style:name="16">
      <style:text-properties fo:color="#000000" fo:font-family="Arial" style:font-family-asian="Arial" style:font-family-complex="Arial" fo:font-size="20pt" fo:font-style="italic" fo:font-weight="bold"/>
    </style:style>
    <style:style style:parent-style-name="148" style:display-name="Heading 4" style:family="paragraph" style:name="17">
      <style:text-properties fo:color="#232323" fo:font-family="Arial" style:font-family-asian="Arial" style:font-family-complex="Arial" fo:font-size="16pt"/>
      <style:paragraph-properties fo:margin-top="10pt" fo:margin-bottom="0pt"/>
    </style:style>
    <style:style style:parent-style-name="9" style:display-name="Heading 4 Char" style:family="text" style:name="18">
      <style:text-properties fo:color="#232323" fo:font-family="Arial" style:font-family-asian="Arial" style:font-family-complex="Arial" fo:font-size="16pt"/>
    </style:style>
    <style:style style:parent-style-name="148" style:display-name="Heading 5" style:family="paragraph" style:name="19">
      <style:text-properties fo:color="#444444" fo:font-family="Arial" style:font-family-asian="Arial" style:font-family-complex="Arial" fo:font-size="14pt" fo:font-weight="bold"/>
      <style:paragraph-properties fo:margin-top="10pt" fo:margin-bottom="0pt"/>
    </style:style>
    <style:style style:parent-style-name="9" style:display-name="Heading 5 Char" style:family="text" style:name="20">
      <style:text-properties fo:color="#444444" fo:font-family="Arial" style:font-family-asian="Arial" style:font-family-complex="Arial" fo:font-size="14pt" fo:font-weight="bold"/>
    </style:style>
    <style:style style:parent-style-name="148" style:display-name="Heading 6" style:family="paragraph" style:name="21">
      <style:text-properties fo:color="#232323" fo:font-family="Arial" style:font-family-asian="Arial" style:font-family-complex="Arial" fo:font-size="14pt" fo:font-style="italic"/>
      <style:paragraph-properties fo:margin-top="10pt" fo:margin-bottom="0pt"/>
    </style:style>
    <style:style style:parent-style-name="9" style:display-name="Heading 6 Char" style:family="text" style:name="22">
      <style:text-properties fo:color="#232323" fo:font-family="Arial" style:font-family-asian="Arial" style:font-family-complex="Arial" fo:font-size="14pt" fo:font-style="italic"/>
    </style:style>
    <style:style style:parent-style-name="148" style:display-name="Heading 7" style:family="paragraph" style:name="23">
      <style:text-properties fo:color="#606060" fo:font-family="Arial" style:font-family-asian="Arial" style:font-family-complex="Arial" fo:font-size="12pt" fo:font-weight="bold"/>
      <style:paragraph-properties fo:margin-top="10pt" fo:margin-bottom="0pt"/>
    </style:style>
    <style:style style:parent-style-name="9" style:display-name="Heading 7 Char" style:family="text" style:name="24">
      <style:text-properties fo:color="#606060" fo:font-family="Arial" style:font-family-asian="Arial" style:font-family-complex="Arial" fo:font-size="14pt" fo:font-weight="bold"/>
    </style:style>
    <style:style style:parent-style-name="148" style:display-name="Heading 8" style:family="paragraph" style:name="25">
      <style:text-properties fo:color="#444444" fo:font-family="Arial" style:font-family-asian="Arial" style:font-family-complex="Arial" fo:font-size="12pt"/>
      <style:paragraph-properties fo:margin-top="10pt" fo:margin-bottom="0pt"/>
    </style:style>
    <style:style style:parent-style-name="9" style:display-name="Heading 8 Char" style:family="text" style:name="26">
      <style:text-properties fo:color="#444444" fo:font-family="Arial" style:font-family-asian="Arial" style:font-family-complex="Arial" fo:font-size="12pt"/>
    </style:style>
    <style:style style:parent-style-name="148" style:display-name="Heading 9" style:family="paragraph" style:name="27">
      <style:text-properties fo:color="#444444" fo:font-family="Arial" style:font-family-asian="Arial" style:font-family-complex="Arial" fo:font-size="11.5pt" fo:font-style="italic"/>
      <style:paragraph-properties fo:margin-top="10pt" fo:margin-bottom="0pt"/>
    </style:style>
    <style:style style:parent-style-name="9" style:display-name="Heading 9 Char" style:family="text" style:name="28">
      <style:text-properties fo:color="#444444" fo:font-family="Arial" style:font-family-asian="Arial" style:font-family-complex="Arial" fo:font-size="11.5pt" fo:font-style="italic"/>
    </style:style>
    <style:style style:parent-style-name="148" style:display-name="List Paragraph" style:family="paragraph" style:name="29">
      <style:paragraph-properties fo:margin-left="1.27cm" style:contextual-spacing="true"/>
    </style:style>
    <style:style style:parent-style-name="148" style:display-name="No Spacing" style:family="paragraph" style:name="31">
      <style:text-properties fo:color="#000000"/>
      <style:paragraph-properties fo:line-height="100%" fo:margin-bottom="0pt"/>
    </style:style>
    <style:style style:parent-style-name="148" style:display-name="Subtitle" style:family="paragraph" style:name="33">
      <style:text-properties fo:color="#444444" fo:font-size="26pt" fo:font-style="italic"/>
      <style:paragraph-properties fo:line-height="100%"/>
    </style:style>
    <style:style style:parent-style-name="148" style:display-name="Quote" style:family="paragraph" style:name="34">
      <style:text-properties fo:color="#373737" fo:font-size="9pt" fo:font-style="italic"/>
      <style:paragraph-properties fo:margin-left="6.001cm" fo:border-bottom="0.05292cm solid #A6A6A6" fo:border-left="0.05292cm solid #A6A6A6"/>
    </style:style>
    <style:style style:parent-style-name="148" style:display-name="Intense Quote" style:family="paragraph" style:name="35">
      <style:text-properties fo:color="#606060" fo:font-size="9.5pt" fo:font-style="italic"/>
      <style:paragraph-properties fo:margin-left="1cm" fo:margin-right="1cm" fo:background-color="#d9d9d9" fo:border="0.01764cm solid #808080"/>
    </style:style>
    <style:style style:parent-style-name="148" style:display-name="Header" style:family="paragraph" style:name="36">
      <style:text-properties fo:color="#000000" fo:font-size="11pt"/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48" style:display-name="Footer" style:family="paragraph" style:name="37">
      <style:text-properties fo:color="#000000" fo:font-size="11pt"/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yperlink" style:family="text" style:name="6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48" style:display-name="footnote text" style:family="paragraph" style:name="61">
      <style:text-properties fo:font-size="10pt"/>
      <style:paragraph-properties fo:line-height="100%" fo:margin-bottom="0pt"/>
    </style:style>
    <style:style style:parent-style-name="9" style:display-name="Footnote Text Char" style:family="text" style:name="62">
      <style:text-properties fo:font-size="10pt"/>
    </style:style>
    <style:style style:parent-style-name="9" style:display-name="footnote reference" style:family="text" style:name="63">
      <style:text-properties style:text-position="33%"/>
    </style:style>
    <style:style style:parent-style-name="148" style:display-name="toc 1" style:family="paragraph" style:name="64">
      <style:paragraph-properties fo:margin-left="0cm" fo:margin-right="0cm" fo:text-indent="-0cm" fo:margin-bottom="2.85pt"/>
    </style:style>
    <style:style style:parent-style-name="148" style:display-name="toc 2" style:family="paragraph" style:name="65">
      <style:paragraph-properties fo:margin-left="0.4992cm" fo:margin-right="0cm" fo:text-indent="-0cm" fo:margin-bottom="2.85pt"/>
    </style:style>
    <style:style style:parent-style-name="148" style:display-name="toc 3" style:family="paragraph" style:name="66">
      <style:paragraph-properties fo:margin-left="1cm" fo:margin-right="0cm" fo:text-indent="-0cm" fo:margin-bottom="2.85pt"/>
    </style:style>
    <style:style style:parent-style-name="148" style:display-name="toc 4" style:family="paragraph" style:name="67">
      <style:paragraph-properties fo:margin-left="1.499cm" fo:margin-right="0cm" fo:text-indent="-0cm" fo:margin-bottom="2.85pt"/>
    </style:style>
    <style:style style:parent-style-name="148" style:display-name="toc 5" style:family="paragraph" style:name="68">
      <style:paragraph-properties fo:margin-left="2cm" fo:margin-right="0cm" fo:text-indent="-0cm" fo:margin-bottom="2.85pt"/>
    </style:style>
    <style:style style:parent-style-name="148" style:display-name="toc 6" style:family="paragraph" style:name="69">
      <style:paragraph-properties fo:margin-left="2.5cm" fo:margin-right="0cm" fo:text-indent="-0cm" fo:margin-bottom="2.85pt"/>
    </style:style>
    <style:style style:parent-style-name="148" style:display-name="toc 7" style:family="paragraph" style:name="70">
      <style:paragraph-properties fo:margin-left="3.001cm" fo:margin-right="0cm" fo:text-indent="-0cm" fo:margin-bottom="2.85pt"/>
    </style:style>
    <style:style style:parent-style-name="148" style:display-name="toc 8" style:family="paragraph" style:name="71">
      <style:paragraph-properties fo:margin-left="3.5cm" fo:margin-right="0cm" fo:text-indent="-0cm" fo:margin-bottom="2.85pt"/>
    </style:style>
    <style:style style:parent-style-name="148" style:display-name="toc 9" style:family="paragraph" style:name="72">
      <style:paragraph-properties fo:margin-left="4.001cm" fo:margin-right="0cm" fo:text-indent="-0cm" fo:margin-bottom="2.85pt"/>
    </style:style>
    <style:style style:display-name="TOC Heading" style:family="paragraph" style:name="73"/>
    <style:style style:display-name="Normal" style:family="paragraph" style:name="148">
      <style:text-properties fo:color="#000000" style:text-position="0% 100%" fo:font-family="Liberation Serif" style:font-family-asian="Noto Sans CJK SC Regular" style:font-family-complex="Lohit Devanagari" fo:font-size="12pt" fo:letter-spacing="0pt"/>
      <style:paragraph-properties/>
    </style:style>
    <style:style style:parent-style-name="148" style:display-name="Standard" style:family="paragraph" style:name="149">
      <style:text-properties/>
      <style:paragraph-properties/>
    </style:style>
    <style:style style:parent-style-name="149" style:display-name="Heading" style:family="paragraph" style:name="150">
      <style:text-properties fo:font-family="Liberation Sans" style:font-family-asian="Noto Sans CJK SC Regular" style:font-family-complex="Lohit Devanagari" fo:font-size="14pt"/>
      <style:paragraph-properties fo:margin-top="12pt" fo:margin-bottom="6pt"/>
    </style:style>
    <style:style style:parent-style-name="149" style:display-name="Text_20_body" style:family="paragraph" style:name="151">
      <style:text-properties/>
      <style:paragraph-properties fo:line-height="115%" fo:margin-top="0pt" fo:margin-bottom="7pt"/>
    </style:style>
    <style:style style:parent-style-name="151" style:display-name="List" style:family="paragraph" style:name="152">
      <style:text-properties style:font-family-complex="Lohit Devanagari"/>
    </style:style>
    <style:style style:parent-style-name="149" style:display-name="Caption" style:family="paragraph" style:name="153">
      <style:text-properties style:font-family-complex="Lohit Devanagari" fo:font-size="12pt" fo:font-style="italic"/>
      <style:paragraph-properties fo:margin-top="6pt" fo:margin-bottom="6pt"/>
    </style:style>
    <style:style style:parent-style-name="149" style:display-name="Index" style:family="paragraph" style:name="154">
      <style:text-properties style:font-family-complex="Lohit Devanagari"/>
    </style:style>
    <style:style style:parent-style-name="149" style:display-name="Preformatted_20_Text" style:family="paragraph" style:name="155">
      <style:text-properties fo:font-family="Liberation Mono" style:font-family-asian="DejaVu Sans Mono" style:font-family-complex="Liberation Mono" fo:font-size="10pt"/>
      <style:paragraph-properties fo:margin-top="0pt" fo:margin-bottom="0pt"/>
    </style:style>
    <style:style style:parent-style-name="150" style:display-name="Title" style:family="paragraph" style:name="156">
      <style:text-properties fo:font-size="28pt" fo:font-weight="bold"/>
      <style:paragraph-properties fo:text-align="center"/>
    </style:style>
    <style:style style:display-name="Numbering_20_Symbols" style:family="text" style:name="157"/>
    <style:style style:display-name="Default Paragraph Font" style:family="text" style:name="332"/>
    <text:list-style style:name="WWNum1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33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33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33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33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33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33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33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33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33cm" fo:margin-left="6.35cm"/>
        </style:list-level-properties>
      </text:list-level-style-number>
    </text:list-style>
  </office:styles>
  <office:automatic-styles>
    <style:page-layout style:name="Mpm1">
      <style:page-layout-properties fo:page-width="21.59cm" fo:page-height="27.94cm" fo:margin-left="2cm" fo:margin-right="2cm" fo:margin-top="2cm" fo:margin-bottom="2cm"/>
    </style:page-layout>
    <style:page-layout style:name="Mpm2">
      <style:page-layout-properties fo:page-width="21.59cm" fo:page-height="27.94cm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2.4.526.0</meta:generator>
    <meta:initial-creator/>
    <meta:creation-date/>
    <meta:editing-cycles/>
    <meta:editing-duration/>
    <dc:date/>
    <dc:creator/>
    <meta:document-statistic/>
  </office:meta>
</office:document-meta>
</file>